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Arial" svg:font-family="Arial" style:font-family-generic="swiss"/>
    <style:font-face style:name="Noto Sans1" svg:font-family="'Noto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8.8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/>
      <table:table table:name="cod2003sol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5"/>
        <table:table-column table:style-name="co3" table:default-cell-style-name="ce3"/>
        <table:table-column table:style-name="co4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_ocupacao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RADUADOS E PRAÇAS DAS FORÇAS ARMADAS</text:p>
          </table:table-cell>
          <table:table-cell/>
          <table:table-cell table:style-name="ce2" office:value-type="string" calcext:value-type="string">
            <text:p>assalariado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RADUADOS E PRAÇAS DAS FORÇAS ARMADAS</text:p>
          </table:table-cell>
          <table:table-cell/>
          <table:table-cell table:style-name="ce2" office:value-type="string" calcext:value-type="string">
            <text:p>assalariado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ADUADOS E PRAÇAS DAS FORÇAS ARMADAS</text:p>
          </table:table-cell>
          <table:table-cell/>
          <table:table-cell table:style-name="ce2" office:value-type="string" calcext:value-type="string">
            <text:p>assalariado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ficiais de polícia militar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alta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Oficiais de polícia militar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alta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ficiais de polícia militar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alta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Graduados e praças da polícia militar</text:p>
          </table:table-cell>
          <table:table-cell/>
          <table:table-cell table:style-name="ce2" office:value-type="string" calcext:value-type="string">
            <text:p>assalariado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ficiais de bombeiro militar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alta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Oficiais de bombeiro militar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alta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Oficiais de bombeiro militar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alta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Graduados e praças do corpo de bombeiros</text:p>
          </table:table-cell>
          <table:table-cell/>
          <table:table-cell table:style-name="ce2" office:value-type="string" calcext:value-type="string">
            <text:p>assalariado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aparato fiscal-repressivo</text:p>
          </table:table-cell>
          <table:table-cell table:style-name="ce2"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orpo diplomático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im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table:style-name="ce2" office:value-type="string" calcext:value-type="string">
            <text:p>alt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ssessores/Secretários de CEP/Chefes Serv. Público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im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table:style-name="ce2" office:value-type="string" calcext:value-type="string">
            <text:p>alt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dministrador ou diretor de Organização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im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table:style-name="ce2"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Banqueiro/Diretor geral/Executivo/Presidente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improdutivo</text:p>
          </table:table-cell>
          <table:table-cell table:style-name="ce2" office:value-type="string" calcext:value-type="string">
            <text:p>proprietária</text:p>
          </table:table-cell>
          <table:table-cell table:style-name="ce2" office:value-type="string" calcext:value-type="string">
            <text:p>fictício</text:p>
          </table:table-cell>
          <table:table-cell table:style-name="ce2"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iretor de Empresa/Centro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improdutivo</text:p>
          </table:table-cell>
          <table:table-cell table:style-name="ce2" office:value-type="string" calcext:value-type="string">
            <text:p>proprietária</text:p>
          </table:table-cell>
          <table:table-cell table:style-name="ce2" office:value-type="string" calcext:value-type="string">
            <text:p>fictício</text:p>
          </table:table-cell>
          <table:table-cell table:style-name="ce2"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onselheiro administrativoxDiretor Administrativo de fundos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improdutivo</text:p>
          </table:table-cell>
          <table:table-cell table:style-name="ce2" office:value-type="string" calcext:value-type="string">
            <text:p>proprietária</text:p>
          </table:table-cell>
          <table:table-cell table:style-name="ce2" office:value-type="string" calcext:value-type="string">
            <text:p>fictício</text:p>
          </table:table-cell>
          <table:table-cell table:style-name="ce2"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erentes de serviços não classificados anteriormente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alt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essor de diretor/gerente/chefia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alt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Pesquisador em informática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Engenheiro de sistemas de computação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dministradores de sistemas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nalistas de sistemas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Programadores de aplicações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Estratígrafo, geofísico, geólogo, geoquímico, oceanógrafo, petrógrafo</text:p>
          </table:table-cell>
          <table:table-cell/>
          <table:table-cell table:style-name="ce2" office:value-type="string" calcext:value-type="string">
            <text:p>aristocracia operári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Engenheiros de minas, metalúrgicos e afins</text:p>
          </table:table-cell>
          <table:table-cell/>
          <table:table-cell table:style-name="ce2" office:value-type="string" calcext:value-type="string">
            <text:p>aristocracia operári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Cartógrafos e agrimensores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Profissionais da medicina tradicional e alternativa (pof2002)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Profissionais da medicina tradicional e alternativa (pof2002)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Profissionais da medicina tradicional e alternativa (pof2002)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Profissionais da medicina tradicional e alternativa (pof2002)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Profissionais da medicina tradicional e alternativa (pof2002)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Profissionais da medicina tradicional e alternativa (pof2002)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Profissionais da medicina tradicional e alternativa (pof2002)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Outros profissionais do ensino 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Outros profissionais do ensino 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Outros profissionais do ensino 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Outros profissionais do ensino 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Professores de universidades e do ensino superior</text:p>
          </table:table-cell>
          <table:table-cell/>
          <table:table-cell table:style-name="ce2" office:value-type="string" calcext:value-type="string">
            <text:p>aristocracia operári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Profissionais de ensino não classificados anteriormente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Profissionais de ensino não classificados anteriormente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Profissionais de ensino não classificados anteriormente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Advogados e juristas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Psicólogos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alt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Assistentes sociais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Analista de relações: do trabalho etc</text:p>
          </table:table-cell>
          <table:table-cell/>
          <table:table-cell table:style-name="ce2" office:value-type="string" calcext:value-type="string">
            <text:p>operária qualificada</text:p>
          </table:table-cell>
          <table:table-cell table:style-name="ce2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Analista ou Especialista de: câmbio, importação e exportação, planejamento financeiro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Analista de: comercialização, controle de preços, estudo e pesquisa de mercado, marketing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Dono, Empresário Proprietário Sócio (em atividades culturais) - conta própria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2" office:value-type="string" calcext:value-type="string">
            <text:p>improdutivo</text:p>
          </table:table-cell>
          <table:table-cell table:style-name="ce2" office:value-type="string" calcext:value-type="string">
            <text:p>proprietária</text:p>
          </table:table-cell>
          <table:table-cell table:style-name="ce2"/>
          <table:table-cell table:style-name="ce2" office:value-type="string" calcext:value-type="string">
            <text:p>alta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Enciclopedista, filólogo, glossarista, intérprete, lexicográfico, tradutor, vocabularista</text:p>
          </table:table-cell>
          <table:table-cell/>
          <table:table-cell table:style-name="Default" office:value-type="string" calcext:value-type="string">
            <text:p>operária qualificada</text:p>
          </table:table-cell>
          <table:table-cell table:style-name="Default" office:value-type="string" calcext:value-type="string">
            <text:p>im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alta</text:p>
          </table:table-cell>
          <table:table-cell/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Artistas criativos e interpretativos não classificados anteriormente</text:p>
          </table:table-cell>
          <table:table-cell/>
          <table:table-cell table:style-name="Default" office:value-type="string" calcext:value-type="string">
            <text:p>operária qualificada</text:p>
          </table:table-cell>
          <table:table-cell table:style-name="Default" office:value-type="string" calcext:value-type="string">
            <text:p>im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Livreiro, editor de livros, jornais e revistas - excl. Empregador</text:p>
          </table:table-cell>
          <table:table-cell/>
          <table:table-cell table:style-name="Default" office:value-type="string" calcext:value-type="string">
            <text:p>operária qualificada</text:p>
          </table:table-cell>
          <table:table-cell table:style-name="Default" office:value-type="string" calcext:value-type="string">
            <text:p>im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Comentarista radialista etc</text:p>
          </table:table-cell>
          <table:table-cell/>
          <table:table-cell table:style-name="Default" office:value-type="string" calcext:value-type="string">
            <text:p>operária qualificada</text:p>
          </table:table-cell>
          <table:table-cell table:style-name="Default" office:value-type="string" calcext:value-type="string">
            <text:p>im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Artistas Diretores de cinema, de teatro e afins</text:p>
          </table:table-cell>
          <table:table-cell/>
          <table:table-cell table:style-name="Default" office:value-type="string" calcext:value-type="string">
            <text:p>pequena burguesia</text:p>
          </table:table-cell>
          <table:table-cell table:style-name="Default" office:value-type="string" calcext:value-type="string">
            <text:p>im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 office:value-type="string" calcext:value-type="string">
            <text:p>ideólogos</text:p>
          </table:table-cell>
          <table:table-cell table:style-name="Default" office:value-type="string" calcext:value-type="string">
            <text:p>alta</text:p>
          </table:table-cell>
          <table:table-cell/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Músicos, cantores e compositores</text:p>
          </table:table-cell>
          <table:table-cell/>
          <table:table-cell table:style-name="Default" office:value-type="string" calcext:value-type="string">
            <text:p>pequena burguesia</text:p>
          </table:table-cell>
          <table:table-cell table:style-name="Default" office:value-type="string" calcext:value-type="string">
            <text:p>improdutivo</text:p>
          </table:table-cell>
          <table:table-cell table:style-name="Default" office:value-type="string" calcext:value-type="string">
            <text:p>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Artista desenhista chargista etc</text:p>
          </table:table-cell>
          <table:table-cell/>
          <table:table-cell table:style-name="Default" office:value-type="string" calcext:value-type="string">
            <text:p>operária qualificada</text:p>
          </table:table-cell>
          <table:table-cell table:style-name="Default" office:value-type="string" calcext:value-type="string">
            <text:p>im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alta</text:p>
          </table:table-cell>
          <table:table-cell/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Cenógrafos, decoradores de interiores etc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im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Mecatronica – Técnicos em ciências físicas e da engenharia não classificados anteriormente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Eletromecanico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Analistas em partes químicas/laboratórios/laboratorista etc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Técnico bioengenharia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Mecânicos e reparadores de instrumentos de precisão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Mecânicos e ajustadores eletricistas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Técnicos em engenharia de minas e metalurgia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Técnico em siderurgia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Técnico de: geologia, metalografia, pesquisa geológica, petrografia</text:p>
          </table:table-cell>
          <table:table-cell/>
          <table:table-cell table:style-name="ce2" office:value-type="string" calcext:value-type="string">
            <text:p>aristocracia operári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alta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Técnico em geodésia e cartografia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Aferidor de produtividade, técnico de produção em poços de petróleo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Técnicos em operações de tecnologia da informação e das comunicações 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Técnicos de redes e sistemas de computadores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Copista: de croquis, desenhista / auxiliar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Técnico de vestuário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office:value-type="string" calcext:value-type="string">
            <text:p>baixa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Agrotécnico / auxiliar técnico florestal etc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Contactólogo, óptico, optometrista, ortoptista, ótico prático, tecnólogo em ortóptica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Aux. Dentista e odontologia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ortopedista prático etc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Zootécnico, Zootecnista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Auxiliar, ajudante de: eletrocardiografia, eletroencefalografista, operador de raios x, radiologia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re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Técnicos de laboratórios médicos</text:p>
          </table:table-cell>
          <table:table-cell/>
          <table:table-cell table:style-name="Default" office:value-type="string" calcext:value-type="string">
            <text:p>operária semi-qualificada</text:p>
          </table:table-cell>
          <table:table-cell table:style-name="Default" office:value-type="string" calcext:value-type="string">
            <text:p>re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Trabalhadores de funerárias e embalsamadores</text:p>
          </table:table-cell>
          <table:table-cell/>
          <table:table-cell table:style-name="Default" office:value-type="string" calcext:value-type="string">
            <text:p>operária</text:p>
          </table:table-cell>
          <table:table-cell table:style-name="Default" office:value-type="string" calcext:value-type="string">
            <text:p>re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Agente de estação de estrada de ferro</text:p>
          </table:table-cell>
          <table:table-cell/>
          <table:table-cell table:style-name="Default" office:value-type="string" calcext:value-type="string">
            <text:p>operária</text:p>
          </table:table-cell>
          <table:table-cell table:style-name="Default" office:value-type="string" calcext:value-type="string">
            <text:p>produtivo</text:p>
          </table:table-cell>
          <table:table-cell table:style-name="Default" office:value-type="string" calcext:value-type="string">
            <text:p>não proprietária</text:p>
          </table:table-cell>
          <table:table-cell table:style-name="Default"/>
          <table:table-cell table:style-name="Default" office:value-type="string" calcext:value-type="string">
            <text:p>baixa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Agente: fiscal de aviação civil, de tráfego aéreo, chefe de operações de vôo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Agente de fiscalização de receita, analista de impostos e taxas, <text:s/>auxiliar de agente tributário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Analista, técnico de risco industrial, auxiliar de inspetor segurança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Agente, analista, assistente técnico, avaliador, técnico especialista de seguros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Comissário de: policia, vigilância agentes/auxilares etc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Censor, técnico de censura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Agente de higiene e segurança do trabalho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Default"/>
          <table:table-cell table:style-name="ce2"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Corretor/operador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fictício</text:p>
          </table:table-cell>
          <table:table-cell table:style-name="ce2"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Técnico de: operações bancárias, serviços bancários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fictício</text:p>
          </table:table-cell>
          <table:table-cell table:style-name="ce2"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Téc. Marketing venda comercialização publicidade etc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/>
          <table:table-cell table:style-name="ce2"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Analista de compras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/>
          <table:table-cell table:style-name="ce2"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Exportador importador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/>
          <table:table-cell table:style-name="ce2"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Avaliador, avalista, leiloeiro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/>
          <table:table-cell table:style-name="ce2"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Dono (seguros prev. Privada)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proprietária</text:p>
          </table:table-cell>
          <table:table-cell table:style-name="ce2"/>
          <table:table-cell table:style-name="ce2" office:value-type="string" calcext:value-type="string">
            <text:p>alta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Agente/corretor de imóveis</text:p>
          </table:table-cell>
          <table:table-cell/>
          <table:table-cell table:style-name="ce2" office:value-type="string" calcext:value-type="string">
            <text:p>pequena burguesi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proprietária</text:p>
          </table:table-cell>
          <table:table-cell table:style-name="ce2"/>
          <table:table-cell table:style-name="ce2" office:value-type="string" calcext:value-type="string">
            <text:p>alta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Corretor/operador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im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 office:value-type="string" calcext:value-type="string">
            <text:p>fictício</text:p>
          </table:table-cell>
          <table:table-cell table:style-name="ce2"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Agente/aux. Viagem</text:p>
          </table:table-cell>
          <table:table-cell/>
          <table:table-cell table:style-name="ce2" office:value-type="string" calcext:value-type="string">
            <text:p>operária semi-qualificada</text:p>
          </table:table-cell>
          <table:table-cell table:style-name="ce1" office:value-type="string" calcext:value-type="string">
            <text:p>produtivo</text:p>
          </table:table-cell>
          <table:table-cell table:style-name="ce2" office:value-type="string" calcext:value-type="string">
            <text:p>não proprietária</text:p>
          </table:table-cell>
          <table:table-cell table:style-name="ce2"/>
          <table:table-cell table:style-name="ce2"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Bibliotecário auxiliar, técnico em biblioteconomi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Grafotécnico, produtor, técnico gráfico, Webdesigner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Cinegrafista - incl. assistente, auxilia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Fotógrafo/repórter fotográfic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Colante manipulador telegráfic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Operador de ap. rádio/transm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Operador de eq. De TV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Operador sonor. Áudio aux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Téc. Teatr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Aj. de op. Cinematográfic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Decorador,vitrinista, aderecist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Bailarino e danças populare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Músic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Acrobata saltimbanco, trapezist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Animador/Apresentador rádio TV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Modelo/manequim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Aux. Esportiv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Atleta esportiv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Juiz deportivo,aux.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Analista téc produçã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Analista/inspetor téc. Produçã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Escriturário Chefe ou próx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Escriturário assistent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Aux. De secretário; estenógraf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mecanógrafo datilógraf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Office-boy ou simila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ux. Adm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Apontador de produção e afin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ux. Bibliotecári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Agente/auxiliar correio,carteir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agente censitário municipa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Despachante de documentos, zangão (regularizador)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Pesquisador do: IBGE, IBOPE, ou outro, mercado opiniã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Síndico, chefe/encarregado de cozinha/portaria/hotel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Chefe serviço – rel. A água, lavanderia,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Bombeiro-chefe, seguranç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Cicerone e afin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Arrumadeira etc serviço doméstic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Arrumadeira auxiliar etc hote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Ajudante de bar copa garçon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Coveir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Astrólogo , cartomante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Salva-vidas/bombeiro n. Militar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Assistente policial/guard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Carcereiro fiscal de seguranç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Guarda de portaria, atendente, agente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entregador de mercadoria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catado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cafetina e prostituta/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Auxiliar de serviços gerai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Chefe ou supervisor de comércio/mercad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Chaveiro (instalador de fechadura)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Agricultor, arborário, arboricultor (na agropecuária) - conta própria e empregado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Apicultor, bovinocultor etc (conta-própria e empregador)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Capataz e afin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fruticultor ou horticultor x catador etc – empregad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Empregados – apicultura, ovos, pecuári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Capataz/supervisor floresta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Pescador/apanhador outros de pes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Trabalhador ext. Vegeta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Aj. Operador, maquinista agropecuária e fl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Operador floresta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string" calcext:value-type="string">
            <text:p>Operador de motobombas hidr. Irrig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Capataz de min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Alarife, capataz de obra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Operador de máquinas de construçã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Pedreiro asfaltador entijolador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Ajudante/ armador ferreir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Concretista, betoneir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Aj. Carpintari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Eletricist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Apl. Instalador de isolante impermeabilizant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string" calcext:value-type="string">
            <text:p>Acabamento, lajeador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Calheir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string" calcext:value-type="string">
            <text:p>Vidraceir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Gesseir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Assoalhador/Azulejador/ladrilhista/marmorist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Masseiro/calafetador/pinto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Ajudante de pedreiro servent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Mestre, contramestre ou chefe – ind metalúrgi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Mestre, chefe capataz de oficina mecâni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Bombeiro hidráulico e afin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Montador de estruturas recravadeir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Chumbador, cortador de ferro, maçariqueir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Caldeireiro, chapeador, chaveador e aux.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Marteleiro, curvador e afin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Aparelhador de equipamento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Ajustador mecânico, mecânico de bancada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ontador de máquinas motores, mecânico de montagem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Ajud. De mecânico de montagem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string" calcext:value-type="string">
            <text:p>Montador de máquinas agrículoas, minas e pedr. Terraplanagem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Ajustador e montador de motores a explosã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string" calcext:value-type="string">
            <text:p>Montador de veícul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Mestre, chefe eletricist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Aurifice, joalheir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Esmaltador, ceramista,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Mestre ou Aj. na industria texti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Curtido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Mestre especialista gráfic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Operador têxti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Cardador e aj.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Aj. de fios algodão, urdidor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Tecelão Abridor, agulheiro, algodoeiro barbanteiro etc, aprendiz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Aj. , brunidor, arrematador, alvejador, acidador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string" calcext:value-type="string">
            <text:p>Inspetor de pan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string" calcext:value-type="string">
            <text:p>Dono curtidor, trabalhador polivalente do curtimento de couro e pel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hanfrado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Curtidor aux. Concentrador et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Op. , peleiro, pintor, amaciador etccour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alfaiate e ajudant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Aj. cortador, costureir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aux. De costur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Bordadeira , aux. E afin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string" calcext:value-type="string">
            <text:p>Trabalhador polivalente da confecção de calçad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Cortador, chanfrador, colador etc de calçad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Costureiro, cosedor calçad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Escovador, brochador, pintor de calçad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Acabador de chapéus de luxo, chapeleiro, gorro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Cortador – bolsas e cint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embonecador, acabamento etc guarda-chuva, flores capeiro, capoteiro, forrador colchõe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string" calcext:value-type="string">
            <text:p>Couro excl. Calçados e vestuário: bolsas carteira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string" calcext:value-type="string">
            <text:p>Operador de serviços de impressã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Aj. ind. Gráfi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Impressor, aux. De impressor, silk indústria gráfic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Aj. ind. Gráfi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Aux. Fotocópia, laboratório fotográfic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Chapeleiro aux palha, redes, tapetes, tear manual tecelã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string" calcext:value-type="string">
            <text:p>Bordadeira artesanal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bolseiro, boleiro, cabresteiro, chineleiro confeccionador de calçados sob medid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Monotipista,letrista,tipógraf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string" calcext:value-type="string">
            <text:p>Filetador, restaurador de livros e document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Serraria/carpintaria/mestre,coordenador,encarregad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Moveleiro – conta própria e empregad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Marceneir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Serrador e ajudant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Operador de máq. Moveleira madeir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Maquinista de carpintaria madeira marcenaria tupi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Caixoteiro, operador de máqs. De madeira – furadeira espigadeir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string" calcext:value-type="string">
            <text:p>Operador de: centro de usinagem, máquina de usinar de madeir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string" calcext:value-type="string">
            <text:p>Montador de: artefatos caixas caixotes engradados móveis de madeir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Lustradores ajudantes envernizadore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Trabs. Vime, piaçaba vassour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Carpinteiro nava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string" calcext:value-type="string">
            <text:p>Carpinteiro de autos carretas carroceria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Encarregado embalagem empacotament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string" calcext:value-type="string">
            <text:p>Escafandrista, mergulhador, soldador submarino (trabalhador subaquatico)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string" calcext:value-type="string">
            <text:p>Motorist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Condutor de carga / descarga / maq. Afin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string" calcext:value-type="string">
            <text:p>Op. empilhadeira e aux. Guinch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Taxista e chofe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string" calcext:value-type="string">
            <text:p>Motorista de ônibu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Caminhoneiro ou tratorista não agrícol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Maquinista de carpintaria madeira marcenaria tupi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Balseiro aj. Canoeir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Arrieiro, bagageiro , arreador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Maquinista de manobras, ajudantes. Transp ferroviári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Ajudante de carga e descarg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Acondicionador e ajudante, embalador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Abastecedor/alimentador de máq esteira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Mestre encarregado – carboquímica petro, químic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Chefe/subchefe – borrachas, plásticos, chapas acrílica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Contramestre,mestre – indústria química e farmacêuti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string" calcext:value-type="string">
            <text:p>Operador de planta/processos químicos – sala de controle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Bombeador, refinação de petróleo, forn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Coque – feitor/operador/ajudant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Abastecedor,acabador, cilindreiro etc na ind. De borracha plástic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Drageador e auxiliar, op de máq de frab de farmac. E cosm;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Mestre, contramestre, supervisor de siderurgia alto-forn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Maquinista, laminador, ajudante, operador metal-sider;urgi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Operario acabamento, ajudante, fiscal etc na metalurgia jateado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Forneiro e auxiliar, op. De máq. Afin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ereparador, ajudante, cerâmica indústria do vidr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ampoleiro, carregador e descarregador de forno etc cerâmica, porcelana, pedras, abrasiv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Trabalhador Concreto cimento amiant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Oleiro ajudante chapeador etc tijol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Chefe/contramestre encarregado indústria de papel e papelã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Cortador, operador de cartonagem, cartonageiro e aux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Chefe Mestre Supervisor fabricação de alimentos, bebidas, fumo, confeitaria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Moleiro ajudante, forneiro, mandioqueiro, moendeir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Trabalhador do refino do sa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Trabalhador e aj. Moendas de açúca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Trabalhador na produção do café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Trabalhador na produção de bebidas n. Alc e alcóolica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Trabalhador na industria do fum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maquinista de cigarros, aux e cigarreiro à mão 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Degustador de bebida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Açougueiro – Abatedor e ajd.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Trabalhador frigrorífico, cozinhador, ól vegetal e frutos sec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Trabalhador laticínios queij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Trabalhador panificaçã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Trabalhadores termelétrica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Operador na distribuição de energia elétri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Caldeirista-foguista-compressor e ajudante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Trabalhadores distribuição de água bombas clarificação tratament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Caldeirista, incineração tratamento biológico lix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Trabalhadores gás e oxigêni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Trabalhadores refrigeração compresor, central ar-condicionado, gelo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string" calcext:value-type="string">
            <text:p>Auxiliar de serviços gerai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Manutenção mecâni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string" calcext:value-type="string">
            <text:p>Mestre de manutenção mecânica em veícul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string" calcext:value-type="string">
            <text:p>Supervisor de trabalhadores de conservação manutenção e reparação (- máq, eq, veic)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Aux. Mecânic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string" calcext:value-type="string">
            <text:p>Mecânico de máquinas e aux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Mecânico aeronáutic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string" calcext:value-type="string">
            <text:p>Mecânico naval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string" calcext:value-type="string">
            <text:p>Mecânico locomotiva, máquinas a vapo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string" calcext:value-type="string">
            <text:p>Mecânico e aj. Manutenção de veícul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string" calcext:value-type="string">
            <text:p>Mecânico de manutenção de balanças medidores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string" calcext:value-type="string">
            <text:p>Reparador instrumentos musicai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string" calcext:value-type="string">
            <text:p>Reparador eq. Instrumentos médico-hospitalare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string" calcext:value-type="string">
            <text:p>Limpador, lubrificador veículos e máquinas ajudante etc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string" calcext:value-type="string">
            <text:p>Mecânico cortadores grama, roçadeira motosserr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string" calcext:value-type="string">
            <text:p>Mecânico bicicletas aparelhos esportiv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Eletricista encarregado Manutenção elétric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string" calcext:value-type="string">
            <text:p>Ajudante eletricist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Eletricista, op. eletro-hidráulico e afin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string" calcext:value-type="string">
            <text:p>Instalador de alarm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Eletricista de veículos e ajudant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string" calcext:value-type="string">
            <text:p>Mecânico eletricista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Reparador de eletrodoméstico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string" calcext:value-type="string">
            <text:p>Mecanógrafo reparador de máquinas de escrever calcular e auxiliar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Trabalhador de conservação de ferrovia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Funileiro, lanterneiro, pintor aut.,vidraceiro e ajudante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string" calcext:value-type="string">
            <text:p>Auxiliar de conservação de barragens, obras, fachada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string" calcext:value-type="string">
            <text:p>borracheiro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string" calcext:value-type="string">
            <text:p>Trabalhador na conservação de rodovias</text:p>
          </table:table-cell>
          <table:table-cell/>
          <table:table-cell office:value-type="string" calcext:value-type="string">
            <text:p>operária semi-qualificada</text:p>
          </table:table-cell>
          <table:table-cell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maldefinida</text:p>
          </table:table-cell>
          <table:table-cell table:style-name="ce1"/>
          <table:table-cell table:style-name="Default" office:value-type="string" calcext:value-type="string">
            <text:p>subproletario</text:p>
          </table:table-cell>
          <table:table-cell table:style-name="ce1"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em branco</text:p>
          </table:table-cell>
          <table:table-cell table:style-name="ce1"/>
          <table:table-cell table:style-name="Default" office:value-type="string" calcext:value-type="string">
            <text:p>subproletario</text:p>
          </table:table-cell>
          <table:table-cell table:style-name="ce1" office:value-type="string" calcext:value-type="string">
            <text:p>produtivo</text:p>
          </table:table-cell>
          <table:table-cell office:value-type="string" calcext:value-type="string">
            <text:p>não proprietária</text:p>
          </table:table-cell>
          <table:table-cell/>
          <table:table-cell office:value-type="string" calcext:value-type="string">
            <text:p>baixa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Arial" svg:font-family="Arial" style:font-family-generic="swiss"/>
    <style:font-face style:name="Noto Sans1" svg:font-family="'Noto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8T16:55:58.548728259</dc:date>
    <dc:creator>Rodrigo Emmanuel Santana Borges</dc:creator>
    <meta:editing-duration>P2DT43M36S</meta:editing-duration>
    <meta:editing-cycles>16</meta:editing-cycles>
    <meta:generator>LibreOffice/7.0.3.1$Linux_X86_64 LibreOffice_project/00$Build-1</meta:generator>
    <meta:document-statistic meta:table-count="1" meta:cell-count="2314" meta:object-count="0"/>
  </office:meta>
</office:document-meta>
</file>